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400000028D7EA0FF5ECAEA6FA.png" manifest:media-type="image/png"/>
  <manifest:file-entry manifest:full-path="Pictures/1000FDD800000C020000042B2F60B1FC904B697A.emf" manifest:media-type="image/x-emf"/>
  <manifest:file-entry manifest:full-path="Pictures/1000000100000800000008006F457968FD9CACC8.png" manifest:media-type="image/png"/>
  <manifest:file-entry manifest:full-path="Pictures/10000001000000FC000000F8F482C20D3D6A34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roman" style:font-pitch="variable"/>
    <style:font-face style:name="Libertinus Serif"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serif" style:font-family-generic="roman" style:font-pitch="variable"/>
  </office:font-face-decls>
  <office:automatic-styles>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4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4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1" style:family="table">
      <style:table-properties style:width="24.844cm" fo:margin-left="-2.293cm" fo:margin-top="0cm" fo:margin-bottom="0cm" table:align="left" style:writing-mode="lr-tb"/>
    </style:style>
    <style:style style:name="Таблиця1.A" style:family="table-column">
      <style:table-column-properties style:column-width="1.79cm"/>
    </style:style>
    <style:style style:name="Таблиця1.B" style:family="table-column">
      <style:table-column-properties style:column-width="3.216cm"/>
    </style:style>
    <style:style style:name="Таблиця1.C" style:family="table-column">
      <style:table-column-properties style:column-width="3.582cm"/>
    </style:style>
    <style:style style:name="Таблиця1.D" style:family="table-column">
      <style:table-column-properties style:column-width="3.704cm"/>
    </style:style>
    <style:style style:name="Таблиця1.E" style:family="table-column">
      <style:table-column-properties style:column-width="12.552cm"/>
    </style:style>
    <style:style style:name="Таблиця1.1" style:family="table-row">
      <style:table-row-properties fo:keep-together="auto"/>
    </style:style>
    <style:style style:name="Таблиця1.A1" style:family="table-cell">
      <style:table-cell-properties style:vertical-align="middle" fo:padding="0.049cm" fo:border="none"/>
    </style:style>
    <style:style style:name="Таблиця3" style:family="table">
      <style:table-properties style:width="15.801cm" table:align="left" style:writing-mode="lr-tb"/>
    </style:style>
    <style:style style:name="Таблиця3.A" style:family="table-column">
      <style:table-column-properties style:column-width="2.836cm"/>
    </style:style>
    <style:style style:name="Таблиця3.B" style:family="table-column">
      <style:table-column-properties style:column-width="3.309cm"/>
    </style:style>
    <style:style style:name="Таблиця3.C" style:family="table-column">
      <style:table-column-properties style:column-width="9.656cm"/>
    </style:style>
    <style:style style:name="Таблиця3.A1" style:family="table-cell">
      <style:table-cell-properties style:vertical-align="middle" fo:padding="0.049cm" fo:border="none"/>
    </style:style>
    <style:style style:name="Таблиця4" style:family="table">
      <style:table-properties style:width="15.801cm" table:align="left" style:writing-mode="lr-tb"/>
    </style:style>
    <style:style style:name="Таблиця4.A" style:family="table-column">
      <style:table-column-properties style:column-width="3.722cm"/>
    </style:style>
    <style:style style:name="Таблиця4.B" style:family="table-column">
      <style:table-column-properties style:column-width="3.704cm"/>
    </style:style>
    <style:style style:name="Таблиця4.C" style:family="table-column">
      <style:table-column-properties style:column-width="8.375cm"/>
    </style:style>
    <style:style style:name="Таблиця4.A1" style:family="table-cell">
      <style:table-cell-properties style:vertical-align="middle" fo:padding="0.049cm" fo:border="none"/>
    </style:style>
    <style:style style:name="Таблиця5" style:family="table">
      <style:table-properties style:width="15.801cm" table:align="left" style:writing-mode="lr-tb"/>
    </style:style>
    <style:style style:name="Таблиця5.A" style:family="table-column">
      <style:table-column-properties style:column-width="3.496cm"/>
    </style:style>
    <style:style style:name="Таблиця5.B" style:family="table-column">
      <style:table-column-properties style:column-width="3.193cm"/>
    </style:style>
    <style:style style:name="Таблиця5.C" style:family="table-column">
      <style:table-column-properties style:column-width="9.112cm"/>
    </style:style>
    <style:style style:name="Таблиця5.A1" style:family="table-cell">
      <style:table-cell-properties style:vertical-align="middle" fo:padding="0.049cm" fo:border="none"/>
    </style:style>
    <style:style style:name="Таблиця6" style:family="table">
      <style:table-properties style:width="15.801cm" table:align="left" style:writing-mode="lr-tb"/>
    </style:style>
    <style:style style:name="Таблиця6.A" style:family="table-column">
      <style:table-column-properties style:column-width="2.293cm"/>
    </style:style>
    <style:style style:name="Таблиця6.B" style:family="table-column">
      <style:table-column-properties style:column-width="3.29cm"/>
    </style:style>
    <style:style style:name="Таблиця6.C" style:family="table-column">
      <style:table-column-properties style:column-width="10.218cm"/>
    </style:style>
    <style:style style:name="Таблиця6.A1" style:family="table-cell">
      <style:table-cell-properties style:vertical-align="middle" fo:padding="0.049cm" fo:border="none"/>
    </style:style>
    <style:style style:name="Таблиця7" style:family="table">
      <style:table-properties style:width="15.801cm" table:align="left" style:writing-mode="lr-tb"/>
    </style:style>
    <style:style style:name="Таблиця7.A" style:family="table-column">
      <style:table-column-properties style:column-width="3.044cm"/>
    </style:style>
    <style:style style:name="Таблиця7.B" style:family="table-column">
      <style:table-column-properties style:column-width="3.627cm"/>
    </style:style>
    <style:style style:name="Таблиця7.C" style:family="table-column">
      <style:table-column-properties style:column-width="9.13cm"/>
    </style:style>
    <style:style style:name="Таблиця7.A1" style:family="table-cell">
      <style:table-cell-properties style:vertical-align="middle" fo:padding="0.049cm" fo:border="none"/>
    </style:style>
    <style:style style:name="Таблиця8" style:family="table">
      <style:table-properties style:width="15.801cm" table:align="left" style:writing-mode="lr-tb"/>
    </style:style>
    <style:style style:name="Таблиця8.A" style:family="table-column">
      <style:table-column-properties style:column-width="4.316cm"/>
    </style:style>
    <style:style style:name="Таблиця8.B" style:family="table-column">
      <style:table-column-properties style:column-width="3.644cm"/>
    </style:style>
    <style:style style:name="Таблиця8.C" style:family="table-column">
      <style:table-column-properties style:column-width="7.84cm"/>
    </style:style>
    <style:style style:name="Таблиця8.A1" style:family="table-cell">
      <style:table-cell-properties style:vertical-align="middle" fo:padding="0.049cm" fo:border="none"/>
    </style:style>
    <style:style style:name="Таблиця9" style:family="table">
      <style:table-properties style:width="15.801cm" table:align="left" style:writing-mode="lr-tb"/>
    </style:style>
    <style:style style:name="Таблиця9.A" style:family="table-column">
      <style:table-column-properties style:column-width="3.037cm"/>
    </style:style>
    <style:style style:name="Таблиця9.B" style:family="table-column">
      <style:table-column-properties style:column-width="3.283cm"/>
    </style:style>
    <style:style style:name="Таблиця9.C" style:family="table-column">
      <style:table-column-properties style:column-width="9.481cm"/>
    </style:style>
    <style:style style:name="Таблиця9.A1" style:family="table-cell">
      <style:table-cell-properties style:vertical-align="middle" fo:padding="0.049cm" fo:border="none"/>
    </style:style>
    <style:style style:name="Таблиця10" style:family="table">
      <style:table-properties style:width="1.002cm" table:align="left" style:writing-mode="lr-tb"/>
    </style:style>
    <style:style style:name="Таблиця10.A" style:family="table-column">
      <style:table-column-properties style:column-width="1.002cm"/>
    </style:style>
    <style:style style:name="Таблиця10.A1" style:family="table-cell">
      <style:table-cell-properties style:vertical-align="middle" fo:padding="0.049cm" fo:border="none"/>
    </style:style>
    <style:style style:name="P1" style:family="paragraph" style:parent-style-name="Acknowledgements_20__28_Heading_29_">
      <style:paragraph-properties fo:margin-left="0.635cm" fo:margin-right="0cm" fo:line-height="100%" fo:text-indent="-0.635cm" style:auto-text-indent="false"/>
      <style:text-properties style:font-name="Libertinus Sans"/>
    </style:style>
    <style:style style:name="P2" style:family="paragraph" style:parent-style-name="Acknowledgements_20__28_Heading_29_">
      <style:paragraph-properties fo:margin-left="0.635cm" fo:margin-right="0cm" fo:line-height="100%" fo:text-indent="-0.635cm" style:auto-text-indent="false"/>
    </style:style>
    <style:style style:name="P3" style:family="paragraph" style:parent-style-name="Acknowledgements_20__28_Heading_29_">
      <style:paragraph-properties fo:margin-left="0.635cm" fo:margin-right="0cm" fo:text-indent="-0.635cm" style:auto-text-indent="false"/>
    </style:style>
    <style:style style:name="P4" style:family="paragraph" style:parent-style-name="Author_20_First_20_Name">
      <style:paragraph-properties fo:margin-top="0.494cm" fo:margin-bottom="0.494cm" style:contextual-spacing="true"/>
    </style:style>
    <style:style style:name="P5" style:family="paragraph" style:parent-style-name="Copyright_20_message">
      <style:paragraph-properties fo:margin-top="0cm" fo:margin-bottom="0cm" style:contextual-spacing="true" fo:text-align="start" style:justify-single-word="false" fo:orphans="0" fo:widows="0"/>
    </style:style>
    <style:style style:name="P6" style:family="paragraph" style:parent-style-name="Footnote">
      <style:paragraph-properties fo:margin-top="0cm" fo:margin-bottom="0cm" style:contextual-spacing="true" fo:text-align="start" style:justify-single-word="false" fo:orphans="0" fo:widows="0"/>
    </style:style>
    <style:style style:name="P7" style:family="paragraph" style:parent-style-name="Footnote">
      <style:paragraph-properties fo:margin-top="0cm" fo:margin-bottom="0cm" style:contextual-spacing="false" fo:orphans="0" fo:widows="0"/>
    </style:style>
    <style:style style:name="P8" style:family="paragraph" style:parent-style-name="Heading_20_1"/>
    <style:style style:name="P9" style:family="paragraph" style:parent-style-name="Heading_20_1">
      <style:paragraph-properties fo:margin-left="0cm" fo:margin-right="0cm" fo:text-indent="0cm" style:auto-text-indent="false"/>
    </style:style>
    <style:style style:name="P10" style:family="paragraph" style:parent-style-name="Heading_20_1">
      <style:paragraph-properties fo:margin-left="0cm" fo:margin-right="0cm" fo:line-height="100%" fo:text-indent="0cm" style:auto-text-indent="false"/>
    </style:style>
    <style:style style:name="P11"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2" style:family="paragraph" style:parent-style-name="Standard">
      <style:paragraph-properties fo:margin-top="0cm" fo:margin-bottom="0cm" style:contextual-spacing="true"/>
    </style:style>
    <style:style style:name="P13" style:family="paragraph" style:parent-style-name="Standard">
      <style:paragraph-properties fo:margin-left="0cm" fo:margin-right="0cm" fo:text-indent="0cm" style:auto-text-indent="false"/>
    </style:style>
    <style:style style:name="P14" style:family="paragraph" style:parent-style-name="Standard" style:list-style-name="WWNum6">
      <style:paragraph-properties fo:margin-left="1.27cm" fo:margin-right="0cm" fo:text-indent="-0.635cm" style:auto-text-indent="false"/>
    </style:style>
    <style:style style:name="P15" style:family="paragraph" style:parent-style-name="Standard">
      <style:text-properties style:font-name="Libertinus Sans"/>
    </style:style>
    <style:style style:name="P16" style:family="paragraph" style:parent-style-name="Standard" style:list-style-name="WWNum10">
      <style:paragraph-properties fo:margin-left="1.27cm" fo:margin-right="0cm" fo:text-indent="-0.635cm" style:auto-text-indent="false"/>
      <style:text-properties style:font-name="Libertinus Sans"/>
    </style:style>
    <style:style style:name="P17" style:family="paragraph" style:parent-style-name="Standard">
      <style:paragraph-properties fo:margin-left="0cm" fo:margin-right="0cm" fo:text-indent="0cm" style:auto-text-indent="false"/>
      <style:text-properties style:font-name="Libertinus Sans"/>
    </style:style>
    <style:style style:name="P18" style:family="paragraph" style:parent-style-name="Standard">
      <style:paragraph-properties fo:margin-left="0cm" fo:margin-right="0cm" fo:line-height="100%" fo:text-indent="0cm" style:auto-text-indent="false"/>
      <style:text-properties style:font-name="Libertinus Sans"/>
    </style:style>
    <style:style style:name="P19" style:family="paragraph" style:parent-style-name="Standard" style:list-style-name="WWNum7">
      <style:paragraph-properties fo:margin-left="1.27cm" fo:margin-right="0cm" fo:text-indent="-0.635cm" style:auto-text-indent="false"/>
    </style:style>
    <style:style style:name="P20" style:family="paragraph" style:parent-style-name="Standard" style:list-style-name="WWNum8">
      <style:paragraph-properties fo:margin-left="1.27cm" fo:margin-right="0cm" fo:text-indent="-0.635cm" style:auto-text-indent="false"/>
    </style:style>
    <style:style style:name="P21" style:family="paragraph" style:parent-style-name="Standard" style:list-style-name="WWNum8">
      <style:paragraph-properties fo:margin-left="0cm" fo:margin-right="0cm" fo:text-indent="0cm" style:auto-text-indent="false"/>
    </style:style>
    <style:style style:name="P22" style:family="paragraph" style:parent-style-name="Standard" style:list-style-name="WWNum9">
      <style:paragraph-properties fo:margin-left="1.27cm" fo:margin-right="0cm" fo:text-indent="-0.635cm" style:auto-text-indent="false"/>
    </style:style>
    <style:style style:name="P23" style:family="paragraph" style:parent-style-name="Standard" style:list-style-name="WWNum10">
      <style:paragraph-properties fo:margin-left="1.27cm" fo:margin-right="0cm" fo:text-indent="-0.635cm" style:auto-text-indent="false"/>
    </style:style>
    <style:style style:name="P24" style:family="paragraph" style:parent-style-name="Standard">
      <style:paragraph-properties fo:margin-left="0cm" fo:margin-right="0cm" fo:line-height="100%" fo:text-indent="0cm" style:auto-text-indent="false"/>
    </style:style>
    <style:style style:name="P25"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tyle-asian="normal" style:font-weight-asian="normal"/>
    </style:style>
    <style:style style:name="P26" style:family="paragraph" style:parent-style-name="Standard" style:list-style-name="WWNum9">
      <style:paragraph-properties fo:margin-left="1.27cm" fo:margin-right="0cm" fo:text-indent="-0.635cm" style:auto-text-indent="false"/>
      <style:text-properties fo:font-weight="normal" style:font-weight-asian="normal" style:font-weight-complex="normal"/>
    </style:style>
    <style:style style:name="P27" style:family="paragraph" style:parent-style-name="Table_20_Contents">
      <style:paragraph-properties fo:margin-top="0cm" fo:margin-bottom="0.423cm" style:contextual-spacing="true" fo:orphans="0" fo:widows="0" text:number-lines="false" text:line-number="0"/>
    </style:style>
    <style:style style:name="P28" style:family="paragraph" style:parent-style-name="Table_20_Contents">
      <style:text-properties fo:font-size="2pt" style:font-size-asian="2pt" style:font-size-complex="2pt"/>
    </style:style>
    <style:style style:name="P29" style:family="paragraph" style:parent-style-name="Table_20_Contents">
      <style:paragraph-properties fo:margin-left="0cm" fo:margin-right="0cm" fo:text-indent="0cm" style:auto-text-indent="false"/>
    </style:style>
    <style:style style:name="P30" style:family="paragraph" style:parent-style-name="Table_20_Heading">
      <style:paragraph-properties fo:margin-top="0cm" fo:margin-bottom="0.423cm" style:contextual-spacing="true" fo:text-align="center" style:justify-single-word="false" fo:orphans="0" fo:widows="0" text:number-lines="false" text:line-number="0"/>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margin-top="0cm" fo:margin-bottom="0.25cm" style:contextual-spacing="true" fo:text-indent="0cm" style:auto-text-indent="false"/>
    </style:style>
    <style:style style:name="P33" style:family="paragraph" style:parent-style-name="Text_20_body">
      <style:paragraph-properties fo:margin-top="0.423cm" fo:margin-bottom="0.423cm" style:contextual-spacing="false" fo:line-height="138%" style:writing-mode="lr-tb"/>
    </style:style>
    <style:style style:name="P34" style:family="paragraph" style:parent-style-name="Text_20_body" style:list-style-name="WWNum6">
      <style:paragraph-properties fo:margin-left="1.27cm" fo:margin-right="0cm" fo:text-indent="-0.635cm" style:auto-text-indent="false"/>
    </style:style>
    <style:style style:name="P35" style:family="paragraph" style:parent-style-name="Text_20_body" style:list-style-name="WWNum7">
      <style:paragraph-properties fo:margin-left="1.27cm" fo:margin-right="0cm" fo:text-indent="-0.635cm" style:auto-text-indent="false"/>
    </style:style>
    <style:style style:name="P36" style:family="paragraph" style:parent-style-name="Text_20_body">
      <style:paragraph-properties fo:margin-left="0.635cm" fo:margin-right="0cm" fo:line-height="100%" fo:text-indent="-0.635cm" style:auto-text-indent="false"/>
      <style:text-properties style:font-name="Libertinus Sans"/>
    </style:style>
    <style:style style:name="P37" style:family="paragraph" style:parent-style-name="Text_20_body">
      <style:paragraph-properties fo:margin-left="0cm" fo:margin-right="0cm" fo:margin-top="0cm" fo:margin-bottom="0.25cm" style:contextual-spacing="true" fo:line-height="100%" fo:text-indent="0cm" style:auto-text-indent="false"/>
    </style:style>
    <style:style style:name="P38" style:family="paragraph" style:parent-style-name="Text_20_body">
      <style:text-properties fo:font-weight="normal" style:font-weight-asian="normal" style:font-weight-complex="normal"/>
    </style:style>
    <style:style style:name="P39" style:family="paragraph" style:parent-style-name="Title">
      <style:paragraph-properties fo:margin-top="0cm" fo:margin-bottom="0.494cm" style:contextual-spacing="true"/>
    </style:style>
    <style:style style:name="P40" style:family="paragraph" style:parent-style-name="reference" style:list-style-name="WWNum4">
      <style:paragraph-properties fo:margin-left="0.751cm" fo:margin-right="0cm" fo:text-indent="-0.751cm" style:auto-text-indent="false"/>
    </style:style>
    <style:style style:name="P41" style:family="paragraph" style:parent-style-name="reference" style:list-style-name="">
      <style:paragraph-properties fo:margin-left="0.751cm" fo:margin-right="0cm" fo:margin-top="0cm" fo:margin-bottom="0.423cm" style:contextual-spacing="true" fo:text-indent="-0.751cm" style:auto-text-indent="false"/>
    </style:style>
    <style:style style:name="P42" style:family="paragraph">
      <loext:graphic-properties draw:fill="solid" draw:fill-color="#ffffff"/>
      <style:paragraph-properties fo:text-align="start"/>
      <style:text-properties fo:font-size="18pt"/>
    </style:style>
    <style:style style:name="T1" style:family="text">
      <style:text-properties style:font-name="Libertinus Sans"/>
    </style:style>
    <style:style style:name="T2" style:family="text">
      <style:text-properties style:font-name="Libertinus Sans" style:font-name-complex="Cambria Math"/>
    </style:style>
    <style:style style:name="T3" style:family="text">
      <style:text-properties style:font-name="Libertinus Sans" fo:font-weight="bold" style:font-weight-asian="bold"/>
    </style:style>
    <style:style style:name="T4" style:family="text">
      <style:text-properties style:font-name="Libertinus Sans" fo:font-weight="bold" officeooo:rsid="00235660" style:font-weight-asian="bold"/>
    </style:style>
    <style:style style:name="T5" style:family="text">
      <style:text-properties style:font-name="Libertinus Sans" fo:font-weight="normal" style:font-weight-asian="normal" style:font-weight-complex="normal"/>
    </style:style>
    <style:style style:name="T6" style:family="text">
      <style:text-properties style:font-name="Libertinus Sans" officeooo:rsid="00235660"/>
    </style:style>
    <style:style style:name="T7" style:family="text">
      <style:text-properties style:font-name="Libertinus Serif"/>
    </style:style>
    <style:style style:name="T8" style:family="text">
      <style:text-properties style:font-name="Libertinus Serif" fo:font-size="9pt" fo:font-style="italic" style:font-size-asian="9pt" style:font-style-asian="italic" style:font-size-complex="9pt" style:font-style-complex="italic"/>
    </style:style>
    <style:style style:name="T9" style:family="text">
      <style:text-properties style:font-name="Libertinus Serif" fo:font-size="9pt" fo:language="en" fo:country="US" fo:font-style="italic" style:font-size-asian="9pt" style:font-style-asian="italic" style:font-size-complex="9pt" style:font-style-complex="italic"/>
    </style:style>
    <style:style style:name="T10" style:family="text">
      <style:text-properties style:text-position="super 58%"/>
    </style:style>
    <style:style style:name="T11" style:family="text">
      <style:text-properties fo:letter-spacing="-0.007cm"/>
    </style:style>
    <style:style style:name="T12" style:family="text">
      <style:text-properties fo:letter-spacing="-0.007cm" style:font-name-asian="MS Mincho"/>
    </style:style>
    <style:style style:name="T13" style:family="text">
      <style:text-properties fo:language="en" fo:country="US" style:letter-kerning="false" style:language-complex="ar" style:country-complex="SA"/>
    </style:style>
    <style:style style:name="T14" style:family="text">
      <style:text-properties style:use-window-font-color="true" loext:opacity="0%"/>
    </style:style>
    <style:style style:name="T15" style:family="text">
      <style:text-properties fo:color="#7f7f7f" loext:opacity="100%"/>
    </style:style>
    <style:style style:name="T16" style:family="text">
      <style:text-properties fo:background-color="#ff0000" loext:char-shading-value="0"/>
    </style:style>
    <style:style style:name="T17" style:family="text">
      <style:text-properties style:text-position="0% 100%" fo:font-size="9pt" style:font-size-asian="9pt"/>
    </style:style>
    <style:style style:name="T18" style:family="text">
      <style:text-properties fo:color="#ffffff" loext:opacity="100%" style:text-position="0% 100%" fo:font-size="9pt" style:font-size-asian="9pt"/>
    </style:style>
    <style:style style:name="T19" style:family="text">
      <style:text-properties fo:font-variant="normal" fo:text-transform="none" fo:color="#000000" loext:opacity="100%" style:text-line-through-style="none" style:text-line-through-type="none" style:font-name="Times New Roman1" fo:font-size="11pt" fo:font-style="normal" style:text-underline-style="none" fo:font-weight="normal" style:text-blinking="false" fo:background-color="transparent" loext:char-shading-value="0" style:font-size-asian="11pt" style:font-style-asian="normal" style:font-weight-asian="normal"/>
    </style:style>
    <style:style style:name="T20" style:family="text">
      <style:text-properties fo:font-variant="normal" fo:text-transform="none" fo:color="#000000" loext:opacity="100%" style:text-line-through-style="none" style:text-line-through-type="none" style:font-name="Times New Roman1" fo:font-size="11pt" fo:font-style="normal" style:text-underline-style="none" fo:font-weight="bold" style:text-blinking="false" fo:background-color="transparent" loext:char-shading-value="0" style:font-size-asian="11pt" style:font-style-asian="normal" style:font-weight-asian="bold"/>
    </style:style>
    <style:style style:name="T21"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tyle-asian="normal" style:font-weight-asian="normal"/>
    </style:style>
    <style:style style:name="T2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Libertinus Serif" fo:font-size="12pt" fo:font-style="italic" style:text-underline-style="none" fo:font-weight="normal" style:text-blinking="false" fo:background-color="transparent" loext:char-shading-value="0" style:font-size-asian="12pt" style:font-style-asian="italic" style:font-weight-asian="normal" style:font-style-complex="italic"/>
    </style:style>
    <style:style style:name="T24" style:family="text">
      <style:text-properties fo:font-variant="normal" fo:text-transform="none" fo:color="#000000" loext:opacity="100%" style:text-line-through-style="none" style:text-line-through-type="none" style:font-name="Libertinus Serif" fo:font-size="12pt" fo:font-style="normal" style:text-underline-style="none" fo:font-weight="normal" style:text-blinking="false" fo:background-color="transparent" loext:char-shading-value="0" style:font-size-asian="12pt" style:font-style-asian="normal" style:font-weight-asian="normal"/>
    </style:style>
    <style:style style:name="T25" style:family="text">
      <style:text-properties fo:font-variant="normal" fo:text-transform="none" fo:color="#000000" loext:opacity="100%" style:text-line-through-style="none" style:text-line-through-type="none" style:font-name="Libertinus Serif" fo:font-size="11pt" fo:font-style="normal" style:text-underline-style="none" fo:font-weight="normal" style:text-blinking="false" fo:background-color="transparent" loext:char-shading-value="0" style:font-size-asian="11pt" style:font-style-asian="normal" style:font-weight-asian="normal"/>
    </style:style>
    <style:style style:name="T26" style:family="text">
      <style:text-properties fo:font-variant="normal" fo:text-transform="none" fo:color="#000000" loext:opacity="100%" style:text-line-through-style="none" style:text-line-through-type="none" style:font-name="Libertinus Serif" fo:font-size="11pt" fo:font-style="normal" style:text-underline-style="none" fo:font-weight="normal" style:text-blinking="false" fo:background-color="transparent" loext:char-shading-value="0" style:font-size-asian="11pt" style:font-style-asian="normal" style:font-weight-asian="normal" style:font-style-complex="normal"/>
    </style:style>
    <style:style style:name="T27" style:family="text">
      <style:text-properties fo:font-weight="bold" style:font-weight-asian="bold"/>
    </style:style>
    <style:style style:name="T28" style:family="text">
      <style:text-properties fo:font-weight="bold" style:font-weight-asian="bold" style:font-weight-complex="normal"/>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language="sv" fo:country="SE"/>
    </style:style>
    <style:style style:name="T33" style:family="text"/>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cm" draw:fill="solid" draw:fill-color="#ffffff" draw:textarea-vertical-align="top" draw:auto-grow-height="false" fo:min-height="0.496cm" fo:min-width="14.945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2">Social enginering in Ukraine: threats and intelligent detection approaches</text:span><text:span text:style-name="T2"><text:note text:id="ftn1" text:note-class="footnote"><text:note-citation text:label="⋆">⋆</text:note-citation><text:note-body><text:p text:style-name="P11"><text:span text:style-name="Footnote_20_Symbol">⋆</text:span><text:span text:style-name="T8">AISSLE-2025: </text:span><text:span text:style-name="T9">The International Workshop on Applied Intelligent Security Systems in Law Enforcement</text:span><text:span text:style-name="T8">, October, 23 ­– November, 02, 2025, Vinnytsia, Ukraine</text:span></text:p></text:note-body></text:note></text:span></text:p>
      <text:p text:style-name="P4">Kirill <text:span text:style-name="Author_20_Last_20_Name_20_Char">Smelyakov</text:span><text:span text:style-name="T14">,</text:span> Dmytro <text:span text:style-name="Author_20_Last_20_Name_20_Char">Darahan, </text:span>Oleh <text:span text:style-name="Author_20_Last_20_Name_20_Char">Torubara and </text:span><text:span text:style-name="Author_20_Last_20_Name_20_Char"><text:span text:style-name="T15">Oleh</text:span></text:span><text:span text:style-name="Author_20_Last_20_Name_20_Char"> Shyshymenko</text:span></text:p>
      <text:p text:style-name="University"><text:span text:style-name="T10">1</text:span> <text:span text:style-name="T12">Kharkiv National University of Radio Electronics</text:span>, <text:span text:style-name="T11">14 Nauky Ave., Kharkiv, 61166</text:span>, <text:span text:style-name="T11">Ukraine</text:span> </text:p>
      <text:p text:style-name="University"><text:span text:style-name="T10">2</text:span> National University "Odesa Law Academy", <text:span text:style-name="T16">Drienerlolaan 5, 7522 NB, Enschede, The Netherlands</text:span> </text:p>
      <text:p text:style-name="Abstract_20_Title">Abstract</text:p>
      <text:p text:style-name="Abstract_20_Text">A clear and well-documented LibreOffice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17"> </text:span></text:span><text:span text:style-name="T18"><text:note text:id="ftn3" text:note-class="footnote"><text:note-citation>1</text:note-citation><text:note-body><text:p text:style-name="Footnote"><text:span text:style-name="T10">∗ </text:span>Corresponding author.</text:p><text:p text:style-name="Footnote"><text:span text:style-name="T10">† </text:span>These authors contributed equally.</text:p><text:p text:style-name="Footnote"><draw:frame draw:style-name="fr2" draw:name="Зображення1" text:anchor-type="as-char" svg:width="0.309cm" svg:height="0.309cm" draw:z-index="1"><draw:image xlink:href="Pictures/10000001000000FC000000F8F482C20D3D6A34B0.png" xlink:type="simple" xlink:show="embed" xlink:actuate="onLoad" draw:mime-type="image/png"/></draw:frame><text:s/><text:span text:style-name="Internet_20_link"><text:span text:style-name="T12">kyrylo.smelyakov@nure.ua </text:span></text:span>(<text:span text:style-name="T12">K. Smelyakov</text:span><text:span text:style-name="Internet_20_link">); </text:span><text:span text:style-name="Internet_20_link"><text:span text:style-name="T12">dmytro.darahan@nure.ua</text:span></text:span> (<text:span text:style-name="T12">D. Darahan</text:span>); <text:s/><text:a xlink:type="simple" xlink:href="mailto:manfred.jeusfeld@acm.org" text:style-name="Default_20_Style" text:visited-style-name="Default_20_Style">manfred.jeusfeld@acm.org</text:a> (M. Jeusfeld) </text:p><text:p text:style-name="Footnote"><draw:frame draw:style-name="fr2" draw:name="Зображення2" text:anchor-type="as-char" svg:width="0.335cm" svg:height="0.335cm" draw:z-index="2"><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12">K. Smelyakov</text:span>); <text:span text:style-name="Internet_20_link">0000-0003-4918-4579</text:span> (D. Darahan); <text:a xlink:type="simple" xlink:href="https://orcid.org/0000-0000-0000-0000" text:style-name="Default_20_Style" text:visited-style-name="Default_20_Style">0000-0000-0000-0000</text:a> (M. Jeusfeld)</text:p><text:p text:style-name="P7"><draw:custom-shape text:anchor-type="as-char" draw:z-index="0" draw:name="Фігура 1" draw:style-name="gr1" draw:text-style-name="P42" svg:width="14.944cm" svg:height="0.495cm"><text:p text:style-name="P12"><draw:frame draw:style-name="fr1" draw:name="Рамка2" text:anchor-type="as-char" svg:width="14.944cm" draw:z-index="4"><draw:text-box fo:min-height="0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6"><draw:frame draw:style-name="fr2" draw:name="Зображення3" text:anchor-type="as-char" svg:width="1.295cm" svg:height="0.457cm" draw:z-index="5"><draw:image xlink:href="Pictures/1000FDD800000C020000042B2F60B1FC904B697A.emf" xlink:type="simple" xlink:show="embed" xlink:actuate="onLoad" draw:mime-type="image/x-emf"/><draw:image xlink:href="Pictures/100000010000007400000028D7EA0FF5ECAEA6FA.png" xlink:type="simple" xlink:show="embed" xlink:actuate="onLoad" draw:mime-type="image/png"/></draw:frame></text:p></table:table-cell><table:table-cell table:style-name="Таблиця2.B1" office:value-type="string"><text:p text:style-name="P5"><text:span text:style-name="T13">© 2025 Copyright for this paper by its authors. Use permitted under Creative Commons License Attribution 4.0 International (CC BY 4.0). </text:span></text:p></table:table-cell></table:table-row></table:table></draw:text-box></draw:frame></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Footnote"/></text:note-body></text:note></text:span></text:p>
      <text:h text:style-name="Heading_20_1" text:outline-level="1"><text:span text:style-name="T1">Introduction</text:span></text:h>
      <text:p text:style-name="P13"><text:bookmark text:name="docs-internal-guid-553c4cd3-7fff-0cea-7a"/><text:span text:style-name="T19">Social engineering (SE) is one of the most persistent and critical challenges facing modern cybersecurity</text:span>. Attacks utilizing Social Engineering (SE) tactics are regarded as superior threats compared to many forms of traditional hacking because they target the most vulnerable component of any secure system: the user[1]. These threats exploit innate human weaknesses, such as trust, urgency, and established habits, rather than solely technological vulnerabilities[2]. Given that perpetrators often find it easier to exploit an individual's natural inclination to trust, and since many SE tactics can be easily automated, the scale and complexity of text-based threats necessitate adaptive, pattern-recognition capabilities provided by artificial intelligence[3].</text:p>
      <text:p text:style-name="P31"><text:bookmark text:name="docs-internal-guid-ef939424-7fff-57c7-42"/><text:span text:style-name="T19">У контексті російсько-української війни соціальна інженерія перетворилася з інструменту кримінального шахрайства на складник </text:span><text:span text:style-name="T20">гібридної війни</text:span><text:span text:style-name="T19">, що реалізується через цілеспрямовані інформаційно-психологічні операції (ІПСО) та вербування цивільного населення для диверсійної діяльності. Ці кампанії мають на меті дестабілізувати українське суспільство зсередини, підірвати довіру до державних інституцій та послабити обороноздатність країни. Сучасні ІПСО — це не випадкові фейки, а складні, мультивекторні кампанії. Наприклад, російські спецслужби активізують інформаційно-психологічні операції, маніпулюючи родичами українських військовополонених, шляхом масових дзвінків і повідомлень, вимагаючи від них у обмін на нібито звільнення рідних писати звинувачення проти української влади. Подібні дії спрямовані на створення хибного образу України в міжнародній спільноті та дестабілізацію суспільства. </text:span><text:span text:style-name="T20">Ключові наративи</text:span><text:span text:style-name="T19">, що </text:span><text:soft-page-break/><text:span text:style-name="T19">використовуються противником, цілять у найвразливіші точки. </text:span><text:span text:style-name="T20">Для цивільного населення</text:span><text:span text:style-name="T22"> </text:span><text:span text:style-name="T19">це теми неминучого масованого наступу, катастрофічних втрат ЗСУ або відступу з ключових позицій, що має викликати паніку та відчуття безнадії.</text:span></text:p>
      <text:p text:style-name="P33"><text:span text:style-name="T19">Окремою тяжкою злочинною течією стало </text:span><text:span text:style-name="T20">вербування російськими спецслужбами українських громадян</text:span><text:span text:style-name="T22"> </text:span><text:span text:style-name="T19">для вчинення диверсій. Вербувальники, використовуючи психологічний тиск, маніпуляції та обіцянки швидкого заробітку, залучають громадян через соціальні мережі та месенджери до протиправних дій — від поширення провокаційних матеріалів до серйозних злочинів, таких як підпали військових об'єктів чи пошкодження інфраструктури. Підлітки у віці 13-17 років, безробітні, наркозалежні є легкою мішенню через бажання фінансової незалежності, наївність та нездатність повною мірою усвідомити наслідки своїх дій. Вербувальники, будучи досвідченими маніпуляторами, часто поступово залучають несвідомого громадянина: спочатку до невинних на перший погляд дій, а згодом — до серйозних злочинів, які кваліфікуються як диверсія (ст. 113 КК України) або терористичний акт (ст. 258 КК України) і можуть призвести до довічного ув'язнення.</text:span></text:p>
      <text:p text:style-name="P33"><text:span text:style-name="T19">Поєднання лібералізованої цифрової реклами легалізованих азартних ігор та високомасштабованого, технологічно просунутого просування незаконних синтетичних наркотиків створило гострі, взаємопов'язані соціальні та безпекові ризики в Україні під час повномасштабного російського вторгнення. Хоча регульований сектор азартних ігор генерував значні податкові надходження — 7,38 мільярда гривень податків та зборів у січні-травні 2024 року — його швидке та неконтрольоване розширення було принципово нестійким. Це насичення ринку створило глибоку кризу військової лудоманії, безпосередньо загрожуючи моральному духу військ, створюючи ризики фінансового примусу та створюючи вектори для підривної діяльності російської розвідки. Одночасно ринок незаконних наркотиків, на якому домінують великі організовані злочинні групи (ОЗГ), пов'язані з Росією, успішно перейшов на модель, засновану на даркнеті. Ці ОЗГ, такі як Хімпром, використовують зашифровані месенджери, такі як Telegram, для агресивної реклами та логістики. Ця інфраструктура має подвійне призначення: вона сприяє торгівлі синтетичними наркотиками та, що критично важливо, діє як основний канал вербування для російської розвідки, яка прагне завербувати українську молодь для актів саботажу та дестабілізації. Стратегічний висновок полягає в тому, що порок, коли він агресивно рекламується та погано регулюється в умовах високої напруженості воєнного часу, виходить за межі простого питання внутрішньої політики та стає критичною вразливістю національної безпеки. Нещодавня сувора законодавча реформа, включаючи повну заборону реклами та створення Державної системи онлайн-моніторингу (SOMS), є необхідним кроком для зменшення цих ризиків. Застосування законодавства має пріоритезувати системне управління ризиками над максимізацією доходів, що вимагає глибокої інституційної координації між фінансовим, безпековим та охоронним секторами.</text:span></text:p>
      <text:p text:style-name="P13">Сфера кібербезпеки зазнала значної трансформації, виходячи за межі суто технічних мережевих вторгнень до складних атак, що спираються на маніпулювання контентом та психологічну експлуатацію. Ця еволюція встановлює критичну необхідність передових методів машинного навчання <text:soft-page-break/>(ML) та обробки природної мови (NLP) для сучасного моніторингу загроз. Оскільки зловмисники все частіше орієнтуються на людський фактор та використовують великі обсяги текстових даних на соціальних платформах, системи ML забезпечують необхідну ефективність, масштабованість та точність для захисту.</text:p>
      <text:h text:style-name="Heading_20_1" text:outline-level="1"><text:span text:style-name="T1">Legal impact</text:span></text:h>
      <text:h text:style-name="Heading_20_1" text:outline-level="1"><text:span text:style-name="T1">Threats overview</text:span></text:h>
      <text:p text:style-name="Standard">The landscape of cyber threats is continuously evolving, with social engineering representing a particularly insidious challenge because it exploits human psychology rather than technical vulnerabilities . These attacks manipulate human emotions like fear, urgency, curiosity, and trust to deceive individuals into divulging sensitive information, granting system access, or transferring funds . With the advent of artificial intelligence (AI), the nature of these attacks has transformed; AI is now weaponized to create more personalized and convincing campaigns. Conversely, AI-powered defensive tools are becoming essential for identifying and mitigating these advanced threats by analyzing vast datasets to spot subtle, machine-generated anomalies that would be imperceptible to the human eye.</text:p>
      <text:p text:style-name="Text_20_body">At the core of every social engineering attack is a calculated appeal to human emotion. Attackers craft scenarios designed to provoke a swift, unthinking reaction, bypassing logical scrutiny. Common emotional triggers include a fear of losing money or account access, the urgency of a superior's request, the allure of a too-good-to-be-true offer, or curiosity about a mysterious link or file. These psychological levers are employed across a spectrum of attack types, each with its own methodology but sharing the same fundamental principles of deception.</text:p>
      <text:p text:style-name="Text_20_body">Phishing, one of the most prevalent forms, involves attackers impersonating trusted entities via email, SMS (smishing), or voice calls (vishing) to steal credentials or deliver malware </text:p>
      <text:p text:style-name="Text_20_body">. A more targeted variant, spear phishing, uses personalized information gathered from sources like social media to craft highly convincing messages tailored to a specific individual or organization . This approach is further refined in whaling attacks, which focus exclusively on high-level executives to authorize fraudulent financial transactions . Another sophisticated technique, Business Email Compromise (BEC), sees attackers impersonate executives to manipulate employees into initiating wire transfers or changing banking details, often relying on a forged but convincing narrative and causing massive financial losses.</text:p>
      <text:p text:style-name="Text_20_body">Other common techniques include baiting, which lures victims with promises of free goods or services that instead lead to malware or information theft, and scareware, which bombards users with false alarms about non-existent infections to frighten them into installing malicious software or paying ransoms . Pretexting involves building a fabricated scenario where the attacker, posing as an authority figure like an IT support technician or law enforcement officer, <text:soft-page-break/>establishes a false sense of trust to extract sensitive data . Quid pro quo attacks offer a service, such as fake IT support, in exchange for login credentials or other critical information . In the physical realm, tailgating is a tactic where an unauthorized person gains access to a secure facility by following an employee closely or deceiving them into holding a door.</text:p>
      <text:p text:style-name="Text_20_body">Artificial intelligence has dramatically amplified the scale, efficiency, and persuasiveness of social engineering attacks. Generative AI and large language models (LLMs) can now produce phishing emails with impeccable grammar and style, eliminating the spelling errors and awkward phrasing that were once key red flags. These AI tools can scrape and analyze public data from social media, company websites, and data breaches to build detailed profiles of targets, enabling a level of personalization previously only possible through labor-intensive manual research . This allows attackers to reference a target's colleagues, recent projects, or personal interests, making fraudulent communications appear highly credible.</text:p>
      <text:p text:style-name="Text_20_body">Furthermore, AI facilitates multi-vector attacks that can be coordinated across email, voice, and text simultaneously, increasing the chances of success . The most alarming advancement is the use of deepfakes and real-time voice cloning. Attackers can now create highly realistic video and audio impersonations of company executives, which can be used in video calls or voice messages to lend an undeniable layer of authenticity to their fraudulent requests . This technology significantly shortens the time required to execute a sophisticated campaign and makes verification through traditional means exponentially more difficult.</text:p>
      <text:p text:style-name="Text_20_body">Despite their growing sophistication, AI-powered social engineering attacks exhibit distinct characteristics that can be identified by advanced AI defense systems. These systems leverage behavioral analysis, anomaly detection, and natural language processing to differentiate between legitimate and malicious communications.</text:p>
      <text:p text:style-name="Text_20_body"><text:span text:style-name="T30">One of the primary detection methods involves </text:span><text:span text:style-name="Strong_20_Emphasis"><text:span text:style-name="T30">linguistic and behavioral analysis</text:span></text:span><text:span text:style-name="T30">. AI security tools can be trained to analyze the writing style and metadata of incoming emails. While generative AI can mimic human prose, it may still produce text with a consistent, "manufactured" tone or fail to perfectly replicate the unique and varied writing patterns of a specific individual over time </text:span></text:p>
      <text:p text:style-name="P38">. Defensive AI can flag messages that deviate from an established user's baseline communication style. Furthermore, AI can detect the emotional manipulation tactics embedded in the text, such as heightened urgency, fear, or offers that seem too good to be true, even when the grammar is flawless .</text:p>
      <text:p text:style-name="Text_20_body"><text:span text:style-name="T30">Another critical area is </text:span><text:span text:style-name="Strong_20_Emphasis"><text:span text:style-name="T30">network and structural analysis</text:span></text:span><text:span text:style-name="T30">. AI systems monitor for anomalies in communication patterns, such as emails originating from spoofed domains that are visually similar to legitimate ones but have subtle differences in the URL </text:span></text:p>
      <text:p text:style-name="Text_20_body">. They can also analyze the digital fingerprints of messages and websites, identifying indicators that suggest automated generation or association with known phishing infrastructures . For deepfakes and cloned audio, specialized AI detection tools are being developed to identify subtle digital artifacts, <text:soft-page-break/>inconsistencies in lighting, blinking patterns, or vocal cadences that are not present in genuine human recordings .</text:p>
      <text:p text:style-name="Text_20_body">A third pillar of defense is <text:span text:style-name="Strong_20_Emphasis">authentication and protocol analysis</text:span>. AI can help enforce and monitor multi-factor authentication (MFA), which remains a critical barrier even if credentials are stolen . More advanced systems are exploring the use of behavioral analytics to differentiate between legitimate users and fraudsters based on patterns of use, such as login times, locations, and typical actions . AI can also monitor for behavioral anomalies in how protocols are used, such as login attempts from unusual geographical locations or at strange times, which could indicate compromised credentials .</text:p>
      <text:p text:style-name="Text_20_body">The following table summarizes key social engineering threats and the specific characteristics that AI systems can be trained to detect.</text:p>
      <table:table table:name="Таблиця3" table:style-name="Таблиця3">
        <table:table-column table:style-name="Таблиця3.A"/>
        <table:table-column table:style-name="Таблиця3.B"/>
        <table:table-column table:style-name="Таблиця3.C"/>
        <table:table-header-rows>
          <table:table-row>
            <table:table-cell table:style-name="Таблиця3.A1" office:value-type="string">
              <text:p text:style-name="Table_20_Heading">Threat Type</text:p>
            </table:table-cell>
            <table:table-cell table:style-name="Таблиця3.A1" office:value-type="string">
              <text:p text:style-name="Table_20_Heading">Analysis Focus</text:p>
            </table:table-cell>
            <table:table-cell table:style-name="Таблиця3.A1" office:value-type="string">
              <text:p text:style-name="Table_20_Heading">AI-Detectable Characteristics</text:p>
            </table:table-cell>
          </table:table-row>
        </table:table-header-rows>
        <table:table-row>
          <table:table-cell table:style-name="Таблиця3.A1" office:value-type="string">
            <text:p text:style-name="Table_20_Contents"><text:span text:style-name="Strong_20_Emphasis">Phishing</text:span></text:p>
          </table:table-cell>
          <table:table-cell table:style-name="Таблиця3.A1" office:value-type="string">
            <text:p text:style-name="Table_20_Contents">Linguistic &amp; Network</text:p>
          </table:table-cell>
          <table:table-cell table:style-name="Таблиця3.A1" office:value-type="string">
            <text:p text:style-name="Table_20_Contents">Spoofed sender addresses, urgency/fear language, malicious links mismatched from display text, generic greetings </text:p>
          </table:table-cell>
        </table:table-row>
      </table:table>
      <table:table table:name="Таблиця4" table:style-name="Таблиця4">
        <table:table-column table:style-name="Таблиця4.A"/>
        <table:table-column table:style-name="Таблиця4.B"/>
        <table:table-column table:style-name="Таблиця4.C"/>
        <table:table-row>
          <table:table-cell table:style-name="Таблиця4.A1" office:value-type="string">
            <text:p text:style-name="Table_20_Contents"><text:span text:style-name="Strong_20_Emphasis">Spear Phishing &amp; Whaling</text:span></text:p>
          </table:table-cell>
          <table:table-cell table:style-name="Таблиця4.A1" office:value-type="string">
            <text:p text:style-name="Table_20_Contents">Behavioral &amp; Contextual</text:p>
          </table:table-cell>
          <table:table-cell table:style-name="Таблиця4.A1" office:value-type="string">
            <text:p text:style-name="Table_20_Contents">Highly personalized content from social media scraping, impersonation of executives, requests for confidential actions or wire transfers </text:p>
          </table:table-cell>
        </table:table-row>
      </table:table>
      <table:table table:name="Таблиця5" table:style-name="Таблиця5">
        <table:table-column table:style-name="Таблиця5.A"/>
        <table:table-column table:style-name="Таблиця5.B"/>
        <table:table-column table:style-name="Таблиця5.C"/>
        <table:table-row>
          <table:table-cell table:style-name="Таблиця5.A1" office:value-type="string">
            <text:p text:style-name="Table_20_Contents"><text:span text:style-name="Strong_20_Emphasis">Smishing &amp; Vishing</text:span></text:p>
          </table:table-cell>
          <table:table-cell table:style-name="Таблиця5.A1" office:value-type="string">
            <text:p text:style-name="Table_20_Contents">Protocol &amp; Content</text:p>
          </table:table-cell>
          <table:table-cell table:style-name="Таблиця5.A1" office:value-type="string">
            <text:p text:style-name="Table_20_Contents">SMS messages with fraudulent links, calls from spoofed numbers, requests for credentials or payments via phone </text:p>
          </table:table-cell>
        </table:table-row>
      </table:table>
      <table:table table:name="Таблиця6" table:style-name="Таблиця6">
        <table:table-column table:style-name="Таблиця6.A"/>
        <table:table-column table:style-name="Таблиця6.B"/>
        <table:table-column table:style-name="Таблиця6.C"/>
        <table:table-row>
          <table:table-cell table:style-name="Таблиця6.A1" office:value-type="string">
            <text:p text:style-name="Table_20_Contents"><text:span text:style-name="Strong_20_Emphasis">Baiting</text:span></text:p>
          </table:table-cell>
          <table:table-cell table:style-name="Таблиця6.A1" office:value-type="string">
            <text:p text:style-name="Table_20_Contents">Content &amp; Network</text:p>
          </table:table-cell>
          <table:table-cell table:style-name="Таблиця6.A1" office:value-type="string">
            <text:p text:style-name="Table_20_Contents">"Too good to be true" offers, ads for free downloads leading to malicious sites, use of physical media like infected USB drives </text:p>
          </table:table-cell>
        </table:table-row>
      </table:table>
      <table:table table:name="Таблиця7" table:style-name="Таблиця7">
        <table:table-column table:style-name="Таблиця7.A"/>
        <table:table-column table:style-name="Таблиця7.B"/>
        <table:table-column table:style-name="Таблиця7.C"/>
        <table:table-row>
          <table:table-cell table:style-name="Таблиця7.A1" office:value-type="string">
            <text:p text:style-name="Table_20_Contents"><text:span text:style-name="Strong_20_Emphasis">Pretexting</text:span></text:p>
          </table:table-cell>
          <table:table-cell table:style-name="Таблиця7.A1" office:value-type="string">
            <text:p text:style-name="Table_20_Contents">Linguistic &amp; Behavioral</text:p>
          </table:table-cell>
          <table:table-cell table:style-name="Таблиця7.A1" office:value-type="string">
            <text:p text:style-name="Table_20_Contents">Fabricated scenarios to build false trust, impersonation of authority figures (IT, police, bank), slow extraction of information through staged dialogue </text:p>
          </table:table-cell>
        </table:table-row>
      </table:table>
      <table:table table:name="Таблиця8" table:style-name="Таблиця8">
        <table:table-column table:style-name="Таблиця8.A"/>
        <table:table-column table:style-name="Таблиця8.B"/>
        <table:table-column table:style-name="Таблиця8.C"/>
        <table:table-row>
          <table:table-cell table:style-name="Таблиця8.A1" office:value-type="string">
            <text:p text:style-name="Table_20_Contents"><text:span text:style-name="Strong_20_Emphasis">Business Email Compromise (BEC)</text:span></text:p>
          </table:table-cell>
          <table:table-cell table:style-name="Таблиця8.A1" office:value-type="string">
            <text:p text:style-name="Table_20_Contents">Behavioral &amp; Contextual</text:p>
          </table:table-cell>
          <table:table-cell table:style-name="Таблиця8.A1" office:value-type="string">
            <text:p text:style-name="Table_20_Contents">Email account impersonation of high-level executives, requests for urgent wire transfers to new accounts, lack of technical malware </text:p>
          </table:table-cell>
        </table:table-row>
      </table:table>
      <table:table table:name="Таблиця9" table:style-name="Таблиця9">
        <table:table-column table:style-name="Таблиця9.A"/>
        <table:table-column table:style-name="Таблиця9.B"/>
        <table:table-column table:style-name="Таблиця9.C"/>
        <table:table-row>
          <table:table-cell table:style-name="Таблиця9.A1" office:value-type="string">
            <text:p text:style-name="Table_20_Contents"><text:span text:style-name="Strong_20_Emphasis">Deepfakes</text:span></text:p>
          </table:table-cell>
          <table:table-cell table:style-name="Таблиця9.A1" office:value-type="string">
            <text:p text:style-name="Table_20_Contents">Multimedia Analysis</text:p>
          </table:table-cell>
          <table:table-cell table:style-name="Таблиця9.A1" office:value-type="string">
            <text:p text:style-name="Table_20_Contents">Digital artifacts in AI-generated video, unnatural facial movements or blinking, synthetic voice patterns with inconsistent emotional cadence </text:p>
          </table:table-cell>
        </table:table-row>
      </table:table>
      <table:table table:name="Таблиця10" table:style-name="Таблиця10">
        <table:table-column table:style-name="Таблиця10.A"/>
        <table:table-row>
          <table:table-cell table:style-name="Таблиця10.A1" office:value-type="string">
            <text:p text:style-name="P29"/>
          </table:table-cell>
        </table:table-row>
      </table:table>
      <text:p text:style-name="P31"><text:soft-page-break/></text:p>
      <text:h text:style-name="Heading_20_1" text:outline-level="1"><text:span text:style-name="T1">Detection approaches</text:span></text:h>
      <text:list xml:id="list3355960626" text:style-name="WWNum9">
        <text:list-item>
          <text:p text:style-name="P22"><text:a xlink:type="simple" xlink:href="https://research.brighton.ac.uk/files/6827371/ICCBR_2019_paper_68.pdf" text:style-name="Default_20_Style" text:visited-style-name="Default_20_Style"><text:span text:style-name="T5">https://research.brighton.ac.uk/files/6827371/ICCBR_2019_paper_68.pdf</text:span></text:a></text:p>
        </text:list-item>
        <text:list-item>
          <text:p text:style-name="P22"><text:a xlink:type="simple" xlink:href="https://pmc.ncbi.nlm.nih.gov/articles/PMC11724893/" text:style-name="Default_20_Style" text:visited-style-name="Default_20_Style"><text:span text:style-name="T5">https://pmc.ncbi.nlm.nih.gov/articles/PMC11724893/</text:span></text:a></text:p>
        </text:list-item>
        <text:list-item>
          <text:p text:style-name="P22"><text:a xlink:type="simple" xlink:href="https://www.researchgate.net/publication/362233726_Crime_Detection_and_Analysis_from_Social_Media_Messages_Using_Machine_Learning_and_Natural_Language_Processing_Technique" text:style-name="Default_20_Style" text:visited-style-name="Default_20_Style"><text:span text:style-name="T30">https://www.researchgate.net/publication/362233726_Crime_Detection_and_Analysis_from_Social_Media_Messages_Using_Machine_Learning_and_Natural_Language_Processing_Technique</text:span></text:a></text:p>
        </text:list-item>
        <text:list-item>
          <text:p text:style-name="P22"><text:a xlink:type="simple" xlink:href="https://www.researchgate.net/publication/393939205_A_Systematic_Literature_Review_on_Cyber_Threat_Detection_Using_Machine_Learning_Techniques_Cyber_Threat_Algorithms_and_Regional_Perspectives" text:style-name="Default_20_Style" text:visited-style-name="Default_20_Style"><text:span text:style-name="T30">https://www.researchgate.net/publication/393939205_A_Systematic_Literature_Review_on_Cyber_Threat_Detection_Using_Machine_Learning_Techniques_Cyber_Threat_Algorithms_and_Regional_Perspectives</text:span></text:a></text:p>
        </text:list-item>
        <text:list-item>
          <text:p text:style-name="P22"><text:a xlink:type="simple" xlink:href="https://pmc.ncbi.nlm.nih.gov/articles/PMC11314971/" text:style-name="Default_20_Style" text:visited-style-name="Default_20_Style"><text:span text:style-name="T30">https://pmc.ncbi.nlm.nih.gov/articles/PMC11314971/</text:span></text:a></text:p>
        </text:list-item>
        <text:list-item>
          <text:p text:style-name="P22"><text:a xlink:type="simple" xlink:href="https://pmc.ncbi.nlm.nih.gov/articles/PMC8915055/" text:style-name="Default_20_Style" text:visited-style-name="Default_20_Style"><text:span text:style-name="T30">https://pmc.ncbi.nlm.nih.gov/articles/PMC8915055/</text:span></text:a></text:p>
        </text:list-item>
        <text:list-item>
          <text:p text:style-name="P22"><text:a xlink:type="simple" xlink:href="https://www.mdpi.com/2076-3417/14/22/10086" text:style-name="Default_20_Style" text:visited-style-name="Default_20_Style"><text:span text:style-name="T5">https://www.mdpi.com/2076-3417/14/22/10086</text:span></text:a></text:p>
        </text:list-item>
        <text:list-item>
          <text:p text:style-name="P26">https://web.stanford.edu/class/archive/cs/cs224n/cs224n.1234/final-reports/final-report-169358304.pdf</text:p>
        </text:list-item>
        <text:list-item>
          <text:p text:style-name="P22"><text:a xlink:type="simple" xlink:href="https://iarjset.com/papers/rnn-and-cnn-deep-neural-models-for-hate-speech-classification/" text:style-name="Default_20_Style" text:visited-style-name="Default_20_Style"><text:span text:style-name="T5">https://iarjset.com/papers/rnn-and-cnn-deep-neural-models-for-hate-speech-classification/</text:span></text:a></text:p>
        </text:list-item>
        <text:list-item>
          <text:p text:style-name="P22"><text:span text:style-name="T30"><text:s/></text:span><text:a xlink:type="simple" xlink:href="https://arxiv.org/html/2405.14487v1" text:style-name="Default_20_Style" text:visited-style-name="Default_20_Style"><text:span text:style-name="T30">https://arxiv.org/html/2405.14487v1</text:span></text:a></text:p>
        </text:list-item>
        <text:list-item>
          <text:p text:style-name="P22"><text:span text:style-name="Strong_20_Emphasis"><text:span text:style-name="T30">Woźniak, M., et al. (2020). Evolutionary algorithms and their applications to engineering problems.</text:span></text:span></text:p>
        </text:list-item>
        <text:list-item>
          <text:p text:style-name="P22"><text:span text:style-name="Strong_20_Emphasis"><text:span text:style-name="T30">Almseidin, M., et al. (2022). Cyber-Phishing Website Detection Using Fuzzy Rule Interpolation.</text:span></text:span></text:p>
        </text:list-item>
        <text:list-item>
          <text:p text:style-name="P22"><text:span text:style-name="Strong_20_Emphasis"><text:span text:style-name="T30">Al-Jarrah, O., et al. (2021). A Fuzzy Logic based feature engineering approach for Botnet detection.</text:span></text:span></text:p>
        </text:list-item>
        <text:list-item>
          <text:p text:style-name="P22"><text:span text:style-name="Strong_20_Emphasis"><text:span text:style-name="T30">Penta, P. L. S., et al. (2025). A Gradient-Optimized TSK Fuzzy Framework for Explainable Phishing Detection</text:span></text:span></text:p>
        </text:list-item>
      </text:list>
      <text:p text:style-name="Standard"><text:span text:style-name="T1">Traditional security methods relying on predefined rules struggle to maintain efficacy against adaptive, continuously evolving cyber threats[1]. ML-powered systems address this limitation by leveraging adaptive learning and advanced pattern recognition to analyze massive datasets for subtle anomalies that human analysts or rule-based filters often miss[2]. This analysis involves two primary analytical tracks: semantic (or linguistic) and structural.</text:span></text:p>
      <text:p text:style-name="Standard"><text:span text:style-name="T1">Modern detection systems using advanced DL models, such as Transformers (e.g., BERT or RoBERTa) , often integrate L1 and L2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span></text:p>
      <text:p text:style-name="Standard"><text:span text:style-name="T1">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span></text:p>
      <text:p text:style-name="Text_20_body"><text:soft-page-break/>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demonstrated high effectiveness and precision when applied to cyber-threat detection using real-time datasets[5]. Other models, such as Naïve Bayesian and K-Nearest Neighbor (KNN), typically serve as computational baselines in comparative studies[3].</text:p>
      <text:p text:style-name="Text_20_body">Deep learning models are crucial for capturing the non-linear relationships and intricate sequential dependencies inherent in modern threats, exceeding the capacity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Evolutionary algorithms provide a bio-inspired paradigm for developing adaptive detection systems that evolve to recognize novel threats. A prominent approach is the Artificial Immune System (AIS), which emulates the human immune system's ability to distinguish between self and non-self. Early AIS models, however, faced challenges with premature convergence. The integration of <text:span text:style-name="Strong_20_Emphasis">Danger Theory</text:span> significantly enhances these models by shifting the detection paradigm from a rigid self/non-self distinction to a more contextual response to "danger signals" indicative of system harm[11]. This led to the development of advanced algorithms like <text:span text:style-name="Strong_20_Emphasis">dt-aiNet</text:span>, which incorporates a danger zone to modulate antibody concentrations. Experiments demonstrate that this approach maintains population diversity and achieves <text:span text:style-name="Strong_20_Emphasis">smaller error </text:span><text:soft-page-break/><text:span text:style-name="Strong_20_Emphasis">values and higher success rates</text:span> in anomaly detection compared to earlier models like CLONALG and opt-aiNet, making it a powerful framework for dynamic threat environments[11].</text:p>
      <text:p text:style-name="Text_20_body">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 text:style-name="Strong_20_Emphasis">digitalize deontic logic</text:span>—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 text:style-name="Strong_20_Emphasis">Fuzzy Rule Interpolation (FRI)</text:span> achieved a <text:span text:style-name="Strong_20_Emphasis">97.58% detection rate</text:span>, while a fuzzy logic-based feature engineering method for Botnet detection reached <text:span text:style-name="Strong_20_Emphasis">99.94% accuracy</text:span>, validating its effectiveness in reducing false alerts and managing ambiguous threat indicators[12][13][14][15].</text:p>
      <text:p text:style-name="Text_20_body">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Standard"/>
      <text:p text:style-name="P15"/>
      <text:h text:style-name="P9" text:outline-level="1"><text:span text:style-name="T1">Experimental data</text:span></text:h>
      <text:list xml:id="list3236172287" text:style-name="WWNum10">
        <text:list-item>
          <text:p text:style-name="P23"><text:a xlink:type="simple" xlink:href="https://www.mdpi.com/2076-3417/14/22/10086" text:style-name="Default_20_Style" text:visited-style-name="Default_20_Style"><text:span text:style-name="T1">https://www.mdpi.com/2076-3417/14/22/10086</text:span></text:a></text:p>
        </text:list-item>
        <text:list-item>
          <text:p text:style-name="P16"/>
        </text:list-item>
      </text:list>
      <text:p text:style-name="P13"><text:span text:style-name="T1">The choice between deep learning architectures 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 </text:span></text:p>
      <text:p text:style-name="P17"><text:soft-page-break/></text:p>
      <text:h text:style-name="P1" text:outline-level="1"/>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header-rows>
          <table:table-row table:style-name="Таблиця1.1">
            <table:table-cell table:style-name="Таблиця1.A1" office:value-type="string">
              <text:p text:style-name="P30">№</text:p>
            </table:table-cell>
            <table:table-cell table:style-name="Таблиця1.A1" office:value-type="string">
              <text:p text:style-name="P30">Method</text:p>
            </table:table-cell>
            <table:table-cell table:style-name="Таблиця1.A1" office:value-type="string">
              <text:p text:style-name="P30">Efficiency (Performance Metric)</text:p>
            </table:table-cell>
            <table:table-cell table:style-name="Таблиця1.A1" office:value-type="string">
              <text:p text:style-name="P30">Key Dataset(s)</text:p>
            </table:table-cell>
            <table:table-cell table:style-name="Таблиця1.A1" office:value-type="string">
              <text:p text:style-name="P30">Authors</text:p>
            </table:table-cell>
          </table:table-row>
        </table:table-header-rows>
        <table:table-row table:style-name="Таблиця1.1">
          <table:table-cell table:style-name="Таблиця1.A1" office:value-type="string">
            <text:p text:style-name="P27">1</text:p>
          </table:table-cell>
          <table:table-cell table:style-name="Таблиця1.A1" office:value-type="string">
            <text:p text:style-name="P27">SVM</text:p>
          </table:table-cell>
          <table:table-cell table:style-name="Таблиця1.A1" office:value-type="string">
            <text:p text:style-name="P27">85.69% Accuracy (Binary) [6]</text:p>
          </table:table-cell>
          <table:table-cell table:style-name="Таблиця1.A1" office:value-type="string">
            <text:p text:style-name="P27">Crime Twitter Dataset [6]</text:p>
          </table:table-cell>
          <table:table-cell table:style-name="Таблиця1.A1" office:value-type="string">
            <text:p text:style-name="P27">As referenced in [6]</text:p>
          </table:table-cell>
        </table:table-row>
        <table:table-row table:style-name="Таблиця1.1">
          <table:table-cell table:style-name="Таблиця1.A1" office:value-type="string">
            <text:p text:style-name="P27">2</text:p>
          </table:table-cell>
          <table:table-cell table:style-name="Таблиця1.A1" office:value-type="string">
            <text:p text:style-name="P27">Random Forest (RF)</text:p>
          </table:table-cell>
          <table:table-cell table:style-name="Таблиця1.A1" office:value-type="string">
            <text:p text:style-name="P27">72.16% Accuracy (Multi-Class) [6]</text:p>
          </table:table-cell>
          <table:table-cell table:style-name="Таблиця1.A1" office:value-type="string">
            <text:p text:style-name="P27">Twitter Hate speech Dataset [6]</text:p>
          </table:table-cell>
          <table:table-cell table:style-name="Таблиця1.A1" office:value-type="string">
            <text:p text:style-name="P27">As referenced in [6]</text:p>
          </table:table-cell>
        </table:table-row>
        <table:table-row table:style-name="Таблиця1.1">
          <table:table-cell table:style-name="Таблиця1.A1" office:value-type="string">
            <text:p text:style-name="P27">3</text:p>
          </table:table-cell>
          <table:table-cell table:style-name="Таблиця1.A1" office:value-type="string">
            <text:p text:style-name="P27">AdaBoost</text:p>
          </table:table-cell>
          <table:table-cell table:style-name="Таблиця1.A1" office:value-type="string">
            <text:p text:style-name="P27">95.10% Accuracy [24]</text:p>
          </table:table-cell>
          <table:table-cell table:style-name="Таблиця1.A1" office:value-type="string">
            <text:p text:style-name="P27">Real-time dataset [24]</text:p>
          </table:table-cell>
          <table:table-cell table:style-name="Таблиця1.A1" office:value-type="string">
            <text:p text:style-name="P27">As referenced in [24]</text:p>
          </table:table-cell>
        </table:table-row>
        <table:table-row table:style-name="Таблиця1.1">
          <table:table-cell table:style-name="Таблиця1.A1" office:value-type="string">
            <text:p text:style-name="P27">4</text:p>
          </table:table-cell>
          <table:table-cell table:style-name="Таблиця1.A1" office:value-type="string">
            <text:p text:style-name="P27">1D CNN</text:p>
          </table:table-cell>
          <table:table-cell table:style-name="Таблиця1.A1" office:value-type="string">
            <text:p text:style-name="P27">99.7% Accuracy [7]</text:p>
          </table:table-cell>
          <table:table-cell table:style-name="Таблиця1.A1" office:value-type="string">
            <text:p text:style-name="P27">PhishTank, UNB, Alexa URLs (400k total) [7]</text:p>
          </table:table-cell>
          <table:table-cell table:style-name="Таблиця1.A1" office:value-type="string">
            <text:p text:style-name="P27">As referenced in [7]</text:p>
          </table:table-cell>
        </table:table-row>
        <table:table-row table:style-name="Таблиця1.1">
          <table:table-cell table:style-name="Таблиця1.A1" office:value-type="string">
            <text:p text:style-name="P27">5</text:p>
          </table:table-cell>
          <table:table-cell table:style-name="Таблиця1.A1" office:value-type="string">
            <text:p text:style-name="P27">Hybrid CNN + LSTM</text:p>
          </table:table-cell>
          <table:table-cell table:style-name="Таблиця1.A1" office:value-type="string">
            <text:p text:style-name="P27">97.58% Accuracy [7]</text:p>
          </table:table-cell>
          <table:table-cell table:style-name="Таблиця1.A1" office:value-type="string">
            <text:p text:style-name="P27">Phishing URLs [7]</text:p>
          </table:table-cell>
          <table:table-cell table:style-name="Таблиця1.A1" office:value-type="string">
            <text:p text:style-name="P27">Ahmadi et al. (2022) [7]</text:p>
          </table:table-cell>
        </table:table-row>
        <table:table-row table:style-name="Таблиця1.1">
          <table:table-cell table:style-name="Таблиця1.A1" office:value-type="string">
            <text:p text:style-name="P27">6</text:p>
          </table:table-cell>
          <table:table-cell table:style-name="Таблиця1.A1" office:value-type="string">
            <text:p text:style-name="P27">AutoEncoder + XGBoost (AEXB)</text:p>
          </table:table-cell>
          <table:table-cell table:style-name="Таблиця1.A1" office:value-type="string">
            <text:p text:style-name="P27">97.24% Accuracy [11]</text:p>
          </table:table-cell>
          <table:table-cell table:style-name="Таблиця1.A1" office:value-type="string">
            <text:p text:style-name="P27">IDSH (Smart Home) Dataset [11]</text:p>
          </table:table-cell>
          <table:table-cell table:style-name="Таблиця1.A1" office:value-type="string">
            <text:p text:style-name="P27">As referenced in [11]</text:p>
          </table:table-cell>
        </table:table-row>
        <table:table-row table:style-name="Таблиця1.1">
          <table:table-cell table:style-name="Таблиця1.A1" office:value-type="string">
            <text:p text:style-name="P27">7</text:p>
          </table:table-cell>
          <table:table-cell table:style-name="Таблиця1.A1" office:value-type="string">
            <text:p text:style-name="P27">AIS - Clonal Selection (CSA)</text:p>
          </table:table-cell>
          <table:table-cell table:style-name="Таблиця1.A1" office:value-type="string">
            <text:p text:style-name="P27">91% Detection Rate (DR) [32]</text:p>
          </table:table-cell>
          <table:table-cell table:style-name="Таблиця1.A1" office:value-type="string">
            <text:p text:style-name="P27">IoT Intrusion Detection [32]</text:p>
          </table:table-cell>
          <table:table-cell table:style-name="Таблиця1.A1" office:value-type="string">
            <text:p text:style-name="P27">As referenced in [32]</text:p>
          </table:table-cell>
        </table:table-row>
        <table:table-row table:style-name="Таблиця1.1">
          <table:table-cell table:style-name="Таблиця1.A1" office:value-type="string">
            <text:p text:style-name="P27">8</text:p>
          </table:table-cell>
          <table:table-cell table:style-name="Таблиця1.A1" office:value-type="string">
            <text:p text:style-name="P27">AIS - Negative Selection (NSA)</text:p>
          </table:table-cell>
          <table:table-cell table:style-name="Таблиця1.A1" office:value-type="string">
            <text:p text:style-name="P27">79% Detection Rate (DR) [32]</text:p>
          </table:table-cell>
          <table:table-cell table:style-name="Таблиця1.A1" office:value-type="string">
            <text:p text:style-name="P27">IoT Intrusion Detection [32]</text:p>
          </table:table-cell>
          <table:table-cell table:style-name="Таблиця1.A1" office:value-type="string">
            <text:p text:style-name="P27">As referenced in [32]</text:p>
          </table:table-cell>
        </table:table-row>
        <table:table-row table:style-name="Таблиця1.1">
          <table:table-cell table:style-name="Таблиця1.A1" office:value-type="string">
            <text:p text:style-name="P27">9</text:p>
          </table:table-cell>
          <table:table-cell table:style-name="Таблиця1.A1" office:value-type="string">
            <text:p text:style-name="P27">Fuzzy Logic (TSK Model)</text:p>
          </table:table-cell>
          <table:table-cell table:style-name="Таблиця1.A1" office:value-type="string">
            <text:p text:style-name="P27">99.95% Accuracy, 1.00 AUC [33]</text:p>
          </table:table-cell>
          <table:table-cell table:style-name="Таблиця1.A1" office:value-type="string">
            <text:p text:style-name="P27">235,000+ URLs (Phishing) [33]</text:p>
          </table:table-cell>
          <table:table-cell table:style-name="Таблиця1.A1" office:value-type="string">
            <text:p text:style-name="P27">Penta, P. L. S., et al. (2025) [33]</text:p>
          </table:table-cell>
        </table:table-row>
        <table:table-row table:style-name="Таблиця1.1">
          <table:table-cell table:style-name="Таблиця1.A1" office:value-type="string">
            <text:p text:style-name="P27">10</text:p>
          </table:table-cell>
          <table:table-cell table:style-name="Таблиця1.A1" office:value-type="string">
            <text:p text:style-name="P27">Fuzzy Logic (FRI)</text:p>
          </table:table-cell>
          <table:table-cell table:style-name="Таблиця1.A1" office:value-type="string">
            <text:p text:style-name="P27">97.58% Detection Rate [33]</text:p>
          </table:table-cell>
          <table:table-cell table:style-name="Таблиця1.A1" office:value-type="string">
            <text:p text:style-name="P27">Cyber-Phishing Website Detection [12]</text:p>
          </table:table-cell>
          <table:table-cell table:style-name="Таблиця1.A1" office:value-type="string">
            <text:p text:style-name="P27">Almseidin, M., et al. (2022) [33]</text:p>
          </table:table-cell>
        </table:table-row>
        <table:table-row table:style-name="Таблиця1.1">
          <table:table-cell table:style-name="Таблиця1.A1" office:value-type="string">
            <text:p text:style-name="P27">11</text:p>
          </table:table-cell>
          <table:table-cell table:style-name="Таблиця1.A1" office:value-type="string">
            <text:p text:style-name="P27">Fuzzy Logic (Botnet)</text:p>
          </table:table-cell>
          <table:table-cell table:style-name="Таблиця1.A1" office:value-type="string">
            <text:p text:style-name="P27">99.94% Accuracy [30]</text:p>
          </table:table-cell>
          <table:table-cell table:style-name="Таблиця1.A1" office:value-type="string">
            <text:p text:style-name="P27">Botnet Detection [13]</text:p>
          </table:table-cell>
          <table:table-cell table:style-name="Таблиця1.A1" office:value-type="string">
            <text:p text:style-name="P27">Al-Jarrah, O., et al. (2021) [30]</text:p>
          </table:table-cell>
        </table:table-row>
        <table:table-row table:style-name="Таблиця1.1">
          <table:table-cell table:style-name="Таблиця1.A1" office:value-type="string">
            <text:p text:style-name="P27">12</text:p>
          </table:table-cell>
          <table:table-cell table:style-name="Таблиця1.A1" office:value-type="string">
            <text:p text:style-name="P27">Transformer (RoBERTa)</text:p>
          </table:table-cell>
          <table:table-cell table:style-name="Таблиця1.A1" office:value-type="string">
            <text:p text:style-name="P27">95.20% Accuracy, 0.95 <text:soft-page-break/>F1-Score [8]</text:p>
          </table:table-cell>
          <table:table-cell table:style-name="Таблиця1.A1" office:value-type="string">
            <text:p text:style-name="P27">Ternary Classification <text:soft-page-break/>(hate, offensive, non-hate) [8]</text:p>
          </table:table-cell>
          <table:table-cell table:style-name="Таблиця1.A1" office:value-type="string">
            <text:p text:style-name="P27">As referenced in [8]</text:p>
          </table:table-cell>
        </table:table-row>
      </table:table>
      <text:p text:style-name="P36"/>
      <text:p text:style-name="P37"><text:span text:style-name="T7">Based on the comprehensive analysis of experiments,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text:span></text:p>
      <text:p text:style-name="P32"><text:span text:style-name="T7">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span></text:p>
      <text:h text:style-name="P10" text:outline-level="1"><text:span text:style-name="T1">Proposed solution</text:span></text:h>
      <text:p text:style-name="P24"><text:span text:style-name="T1">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2025's sophisticated threats</text:span>.</text:p>
      <text:p text:style-name="Text_20_body">A hybrid approach leverages the unique strengths of each paradigm to create a resilient and adaptive defense system. <text:span text:style-name="Strong_20_Emphasis">Transformers</text:span>, which form the backbone of modern Large Language Models (LLMs), provide the foundational capability for deep semantic analysis. Research suggests that the attention mechanisms in transformers can inherently perform soft, fuzzy logical <text:soft-page-break/>operations, evaluating complex contextual relationships between pieces of information much like a differentiable logic circuit. This allows them to decipher the nuanced linguistic patterns and highly obfuscated code used in AI-generated spear-phishing and deepfake-based scams. However, to counter novel, evolving attacks that lack extensive training data, this deep understanding must be paired with an adaptive detection engine. This is where <text:span text:style-name="Strong_20_Emphasis">Danger Theory-based Artificial Immune Systems (dt-AIS)</text:span>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and novel social engineering tactics by focusing on the behavioral aftermath of an attack, such as unusual data access patterns or privilege escalation following a suspicious email, which is a common goal in modern high-touch attacks. Finally, to bridge the gap between technical detection and human-centric, policy-based reasoning, <text:span text:style-name="Strong_20_Emphasis">fuzzy deontic logic</text:span>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violates corporate security policies to a certain degree, enabling the system to make nuanced judgments that mirror legal and compliance reasoning, which is crucial for mitigating the reputational and financial cascade effects of a successful breach.</text:p>
      <text:p text:style-name="Text_20_body">The fusion of these technologies creates a powerful, synergistic defense. The Transformer's semantic analysis provides rich context, the dt-AIS contributes adaptive threat detection based on system state, and the fuzzy deontic layer offers a normative evaluation, culminating in a robust reasoning engine capable of defending against the personalized, automated, and multi-faceted social engineering attacks defining the current threat landscape.</text:p>
      <text:p text:style-name="P18"/>
      <text:h text:style-name="P2" text:outline-level="1"><text:span text:style-name="T1">Declaration on Generative AI</text:span></text:h>
      <text:p text:style-name="P13"><text:span text:style-name="T31">Either:</text:span></text:p>
      <text:p text:style-name="P13">The author(s)<text:bookmark text:name="docs-internal-guid-58575a14-7fff-806e-68"/> have n<text:span text:style-name="T21">ot employed any Generative AI tools.</text:span></text:p>
      <text:p text:style-name="P25"/>
      <text:p text:style-name="P13"><text:span text:style-name="T23">Or (by using the activity taxonomy in ceur-ws.org/genai-tax.html):</text:span></text:p>
      <text:p text:style-name="P13"><text:span text:style-name="T25">During the preparation of this work, the author(s) used X-GPT-4 and Gramby in order to: </text:span><text:span text:style-name="T26">Grammar and spelling check</text:span><text:span text:style-name="T25">. Further, the author(s) used X-AI-IMG for figures 3 and 4 in order to: </text:span><text:span text:style-name="T26">Generate images</text:span><text:span text:style-name="T25">. After using these tool(s)/service(s), the author(s) reviewed and edited the content as needed and take(s) full responsibility for the publication’s content.</text:span><text:span text:style-name="T24"> </text:span></text:p>
      <text:h text:style-name="P3" text:outline-level="1"><text:span text:style-name="T1">References</text:span></text:h>
      <text:list xml:id="list2192623415" text:style-name="WWNum4">
        <text:list-item>
          <text:p text:style-name="P40">https://www.researchgate.net/publication/364494420_Aspects_of_Social_Engineering_and_Its_Modalities_to_Countercharge_and_Prevent_It</text:p>
        </text:list-item>
        <text:list-item>
          <text:p text:style-name="P40"><text:soft-page-break/><text:a xlink:type="simple" xlink:href="https://www.researchgate.net/publication/358132130_Overview_of_Social_Engineering_Attacks_on_Social_Networks" text:style-name="Default_20_Style" text:visited-style-name="Default_20_Style"><text:span text:style-name="T32">https://www.researchgate.net/publication/358132130_Overview_of_Social_Engineering_Attacks_on_Social_Networks</text:span></text:a></text:p>
        </text:list-item>
        <text:list-item>
          <text:p text:style-name="P40"><text:a xlink:type="simple" xlink:href="https://papers.academic-conferences.org/index.php/iccws/article/download/40/25/62" text:style-name="Default_20_Style" text:visited-style-name="Default_20_Style"><text:span text:style-name="T32">https://papers.academic-conferences.org/index.php/iccws/article/download/40/25/62</text:span></text:a></text:p>
        </text:list-item>
        <text:list-item>
          <text:p text:style-name="P40"><text:span text:style-name="T32">https://papers.academic-conferences.org/index.php/iccws/article/download/40/25/62</text:span></text:p>
        </text:list-item>
      </text:list>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roman" style:font-pitch="variable"/>
    <style:font-face style:name="Libertinus Serif"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hyphenation-ladder-count="no-limit" fo:text-indent="0.501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4" style:list-level="1">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Numbered_20_list" style:display-name="Numbered list" style:family="paragraph" style:parent-style-name="Standard" style:list-style-name="WWNum2" style:list-level="1">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3" style:list-level="1"/>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fo:font-weight="bold" style:letter-kerning="false"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University" style:family="paragraph">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Libertinus Serif" fo:font-family="'Libertinus Serif'" style:font-family-generic="roman" style:font-pitch="variable" fo:font-size="9pt" fo:language="en" fo:country="US" fo:font-style="italic" style:letter-kerning="false" style:font-name-asian="Times New Roman" style:font-family-asian="'Times New Roman'" style:font-family-generic-asian="system" style:font-pitch-asian="variable" style:font-size-asian="9pt" style:language-asian="en" style:country-asian="GB" style:font-style-asian="italic" style:font-name-complex="Times New Roman"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fo:font-weight="bold" style:letter-kerning="false"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hyphenation-ladder-count="no-limit" fo:text-indent="2cm" style:auto-text-indent="false"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5" style:list-level="1">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 fo:font-family="'Libertinus Serif'" style:font-family-generic="roman" style:font-pitch="variable" fo:font-size="9pt"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 fo:font-family="'Libertinus Serif'" style:font-family-generic="roman" style:font-pitch="variable" fo:font-size="14pt" fo:font-weight="bold" style:font-name-asian="Times New Roman" style:font-family-asian="'Times New Roman'" style:font-family-generic-asian="system" style:font-pitch-asian="variable" style:font-size-asian="14pt" style:language-asian="en" style:country-asian="GB" style:font-weight-asian="bold" style:font-name-complex="Times New Roman"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 fo:font-family="'Libertinus Serif'" style:font-family-generic="roman" style:font-pitch="variable" fo:font-size="17pt" fo:font-weight="bold" style:font-name-asian="Times New Roman" style:font-family-asian="'Times New Roman'" style:font-family-generic-asian="system" style:font-pitch-asian="variable" style:font-size-asian="17pt" style:language-asian="en" style:country-asian="GB" style:font-weight-asian="bold" style:font-name-complex="Times New Roman"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 fo:font-family="'Libertinus Serif'" style:font-family-generic="roman" style:font-pitch="variable" fo:font-weight="bold" style:font-name-asian="Times New Roman" style:font-family-asian="'Times New Roman'" style:font-family-generic-asian="system" style:font-pitch-asian="variable" style:language-asian="en" style:country-asian="GB"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 fo:font-family="'Libertinus Serif'" style:font-family-generic="roman" style:font-pitch="variable" fo:font-weight="bold" style:font-name-asian="Times New Roman" style:font-family-asian="'Times New Roman'" style:font-family-generic-asian="system" style:font-pitch-asian="variable" style:language-asian="en" style:country-asian="GB" style:font-weight-asian="bold" style:font-name-complex="Times New Roman"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 fo:font-family="'Libertinus Serif'"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 fo:font-family="'Libertinus Serif'"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 fo:font-family="'Libertinus Serif'" style:font-family-generic="roman" style:font-pitch="variable" fo:font-size="11pt" fo:font-weight="bold"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 fo:font-family="'Libertinus Serif'" style:font-family-generic="roman" style:font-pitch="variable" fo:font-size="11pt" fo:font-weight="normal" style:font-name-asian="Times New Roman" style:font-family-asian="'Times New Roman'" style:font-family-generic-asian="system" style:font-pitch-asian="variable" style:font-size-asian="11pt" style:language-asian="en" style:country-asian="GB" style:font-weight-asian="normal" style:font-name-complex="Times New Roman"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 fo:font-family="'Libertinus Serif'"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Times New Roman"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1:58:00</meta:creation-date>
    <dc:language>uk-UA</dc:language>
    <meta:print-date>2021-03-21T00:36:00</meta:print-date>
    <dc:date>2025-10-01T00:31:53.875024169</dc:date>
    <meta:editing-cycles>24</meta:editing-cycles>
    <meta:editing-duration>PT3H20M6S</meta:editing-duration>
    <meta:generator>LibreOffice/7.3.7.2$Linux_X86_64 LibreOffice_project/30$Build-2</meta:generator>
    <meta:document-statistic meta:table-count="10" meta:image-count="3" meta:object-count="0" meta:page-count="12" meta:paragraph-count="171" meta:word-count="4090" meta:character-count="31201" meta:non-whitespace-character-count="27281"/>
    <meta:user-defined meta:name="AppVersion">15.0000</meta:user-defined>
    <meta:template xlink:type="simple" xlink:actuate="onRequest" xlink:title="Normal.dotm" xlink:href=""/>
  </office:meta>
</office:document-meta>
</file>